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85">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Söhn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Stencil" style:font-family-generic="decorative" style:font-pitch="variable" fo:font-size="0.19444in" style:font-size-asian="0.19444in" style:font-size-complex="0.19444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Söhn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Söhn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w Cen MT Condensed Extra Bold"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w Cen MT Condensed Extra Bold"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Söhn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Söhn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Söhn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Söhn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Söhn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Söhn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Rockwell Extra Bold"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39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1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0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39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1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1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 draw:style-name="a380" draw:master-page-name="Master1-Layout1-title-Diapositive-de-titre" presentation:presentation-page-layout-name="Master1-PPL1" draw:id="Slide-256">
        <draw:frame draw:id="id63" presentation:style-name="a381" draw:name="Titre 1" svg:x="1.66667in" svg:y="1.22743in" svg:width="10in" svg:height="2.61111in" presentation:class="title" presentation:placeholder="true">
          <draw:text-box/>
          <svg:title/>
          <svg:desc/>
        </draw:frame>
        <draw:frame draw:id="id64" presentation:style-name="a382" draw:name="Sous-titre 2" svg:x="1.66667in" svg:y="3.93924in" svg:width="10in" svg:height="1.81076in" presentation:class="subtitle" presentation:placeholder="true">
          <draw:text-box/>
          <svg:title/>
          <svg:desc/>
        </draw:frame>
      </draw:page>
      <draw:page draw:name="Slide3" draw:style-name="a383" draw:master-page-name="Master1-Layout7-blank-Vide" presentation:presentation-page-layout-name="Master1-PPL7" draw:id="Slide-258">
        <draw:frame draw:id="id65" draw:style-name="a388" draw:name="ZoneTexte 2" svg:x="0.23809in" svg:y="0.22589in" svg:width="5.09259in" svg:height="3.50052in">
          <draw:text-box>
            <text:p text:style-name="a387" text:class-names="" text:cond-style-name=""><text:span text:style-name="a384" text:class-names="">L'imagerie numérique forensique,<text:s text:c="1"/></text:span><text:span text:style-name="a385" text:class-names="">également connue sous le nom d'imagerie forensique ou d'imagerie numérique, est le processus de création d'une copie ou d'une réplique forensique de données numériques, telles que des fichiers, des disques durs, des appareils mobiles ou du trafic réseau. Le but de l'imagerie numérique forensique est de préserver et d'analyser des preuves numériques qui peuvent être utilisées dans des procédures légales ou d'investigation.</text:span><text:span text:style-name="a386" text:class-names=""/></text:p>
          </draw:text-box>
          <svg:title/>
          <svg:desc/>
        </draw:frame>
        <draw:frame draw:id="id66" draw:style-name="a418" draw:name="ZoneTexte 4" svg:x="5.33069in" svg:y="0.22589in" svg:width="7.76455in" svg:height="5.75566in">
          <draw:text-box>
            <text:p text:style-name="a390" text:class-names="" text:cond-style-name=""><text:span text:style-name="a389" text:class-names="">Les fichiers peuvent être effacés ou endommagés de plusieurs façons, notamment :</text:span></text:p>
            <text:list text:style-name="a393">
              <text:list-item>
                <text:p text:style-name="a392" text:class-names="" text:cond-style-name=""><text:span text:style-name="a391" text:class-names="">Crash/mal-fonctionnement de l’ordinateur ou des supports : des problèmes techniques tels qu'une panne de disque dur ou une coupure de courant peuvent entraîner la perte ou la corruption de fichiers.</text:span></text:p>
              </text:list-item>
            </text:list>
            <text:list text:style-name="a396">
              <text:list-item>
                <text:p text:style-name="a395" text:class-names="" text:cond-style-name=""><text:span text:style-name="a394" text:class-names="">Crash du système d'exploitation ou d'applications : une application mal conçue ou un système d'exploitation instable peut causer des erreurs qui entraînent la perte de fichiers.</text:span></text:p>
              </text:list-item>
            </text:list>
            <text:list text:style-name="a399">
              <text:list-item>
                <text:p text:style-name="a398" text:class-names="" text:cond-style-name=""><text:span text:style-name="a397" text:class-names="">Erreur de manipulation logicielle ou matérielle : une erreur de l'utilisateur lors de la manipulation de fichiers ou du matériel informatique peut entraîner la perte de données.</text:span></text:p>
              </text:list-item>
            </text:list>
            <text:list text:style-name="a402">
              <text:list-item>
                <text:p text:style-name="a401" text:class-names="" text:cond-style-name=""><text:span text:style-name="a400" text:class-names="">Activité malware : un logiciel malveillant peut supprimer ou corrompre des fichiers pour empêcher l'utilisateur de les utiliser.</text:span></text:p>
              </text:list-item>
            </text:list>
            <text:p text:style-name="a405" text:class-names="" text:cond-style-name=""><text:span text:style-name="a403" text:class-names=""><text:s text:c="1"/>&gt;&gt; Pour<text:s text:c="1"/></text:span><text:span text:style-name="a404" text:class-names="">récupérer les données perdues ou endommagées, il est souvent nécessaire d'utiliser des techniques de récupération de données et de forensique informatique. L'analyse d'évidence pour ordinateur est une méthode utilisée pour récupérer et analyser des données numériques à des fins d'enquête ou de vérification de conformité.</text:span></text:p>
            <text:p text:style-name="a408" text:class-names="" text:cond-style-name=""><text:span text:style-name="a406" text:class-names="">--------------Les<text:s text:c="1"/></text:span><text:span text:style-name="a407" text:class-names="">objectifs de l'analyse d'évidence pour ordinateur sont multiples, notamment :</text:span></text:p>
            <text:list text:style-name="a411">
              <text:list-item>
                <text:p text:style-name="a410" text:class-names="" text:cond-style-name=""><text:span text:style-name="a409" text:class-names="">Déterminer si les fichiers ont existé : l'analyse peut aider à déterminer si des fichiers ont été supprimés ou s'ils ont été perdus à la suite d'une défaillance technique.</text:span></text:p>
              </text:list-item>
            </text:list>
            <text:list text:style-name="a414">
              <text:list-item>
                <text:p text:style-name="a413" text:class-names="" text:cond-style-name=""><text:span text:style-name="a412" text:class-names="">Reconstruire le contenu du fichier ou certaines parties : si les fichiers sont endommagés, l'analyse peut aider à reconstruire tout ou partie du contenu.</text:span></text:p>
              </text:list-item>
            </text:list>
            <text:list text:style-name="a417">
              <text:list-item>
                <text:p text:style-name="a416" text:class-names="" text:cond-style-name=""><text:span text:style-name="a415" text:class-names="">Reconnaître le type de contenu pour traitement ultérieur : l'analyse peut aider à identifier les types de fichiers, les formats de fichier, les métadonnées et les informations contextuelles associées aux fichiers récupérés. Ces informations peuvent être utilisées pour d'autres enquêtes ou pour des activités de conformité.</text:span></text:p>
              </text:list-item>
            </text:list>
          </draw:text-box>
          <svg:title/>
          <svg:desc/>
        </draw:frame>
      </draw:page>
      <draw:page draw:name="Slide4" draw:style-name="a419" draw:master-page-name="Master1-Layout7-blank-Vide" presentation:presentation-page-layout-name="Master1-PPL7" draw:id="Slide-259"/>
      <draw:page draw:name="Slide5" draw:style-name="a420" draw:master-page-name="Master1-Layout7-blank-Vide" presentation:presentation-page-layout-name="Master1-PPL7" draw:id="Slide-260"/>
      <draw:page draw:name="Slide6" draw:style-name="a421" draw:master-page-name="Master1-Layout7-blank-Vide" presentation:presentation-page-layout-name="Master1-PPL7" draw:id="Slide-261"/>
      <draw:page draw:name="Slide7" draw:style-name="a422" draw:master-page-name="Master1-Layout7-blank-Vide" presentation:presentation-page-layout-name="Master1-PPL7" draw:id="Slide-262"/>
      <draw:page draw:name="Slide2" draw:style-name="a423" draw:master-page-name="Master1-Layout2-obj-Titre-et-contenu" presentation:presentation-page-layout-name="Master1-PPL2" draw:id="Slide-257">
        <draw:frame draw:id="id67" presentation:style-name="a424" draw:name="Titre 1" svg:x="0.91667in" svg:y="0.39931in" svg:width="11.5in" svg:height="1.44965in" presentation:class="title" presentation:placeholder="true">
          <draw:text-box/>
          <svg:title/>
          <svg:desc/>
        </draw:frame>
        <draw:frame draw:id="id68" presentation:style-name="a425" draw:name="Espace réservé du contenu 2" svg:x="0.91667in" svg:y="1.99653in" svg:width="11.5in" svg:height="4.75868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Espace réservé du pied de page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e-de-titre" style:page-layout-name="pageLayout1" draw:style-name="a34">
      <draw:frame draw:id="id5" presentation:style-name="a38" draw:name="Titre 1" svg:x="1.66667in" svg:y="1.22743in" svg:width="10in" svg:height="2.61111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ous-titre 2" svg:x="1.66667in" svg:y="3.93924in" svg:width="10in" svg:height="1.81076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7" draw:name="Espace réservé de la date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Espace réservé du pied de page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Espace réservé du numéro de diapositive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re-et-contenu" style:page-layout-name="pageLayout1" draw:style-name="a55">
      <draw:frame draw:id="id10" presentation:style-name="a59" draw:name="Titre 1" svg:x="0.91667in" svg:y="0.39931in" svg:width="11.5in" svg:height="1.44965in" presentation:class="title" presentation:placeholder="false">
        <draw:text-box>
          <text:p text:style-name="a58" text:class-names="" text:cond-style-name=""><text:span text:style-name="a56" text:class-names="">Modifiez le style du titre</text:span><text:span text:style-name="a57" text:class-names=""/></text:p>
        </draw:text-box>
        <svg:title/>
        <svg:desc/>
      </draw:frame>
      <draw:frame draw:id="id11" presentation:style-name="a76" draw:name="Espace réservé du contenu 2" svg:x="0.91667in" svg:y="1.99653in" svg:width="11.5in" svg:height="4.75868in" presentation:class="object" presentation:placeholder="false">
        <draw:text-box>
          <text:list text:style-name="a62">
            <text:list-item>
              <text:p text:style-name="a61" text:class-names="" text:cond-style-name=""><text:span text:style-name="a60" text:class-names="">Cliquez pour modifier les styles du texte du masque</text:span></text:p>
            </text:list-item>
          </text:list>
          <text:list text:style-name="a65">
            <text:list-item>
              <text:list text:style-name="a65">
                <text:list-item>
                  <text:p text:style-name="a64" text:class-names="" text:cond-style-name=""><text:span text:style-name="a63" text:class-names="">Deuxième niveau</text:span></text:p>
                </text:list-item>
              </text:list>
            </text:list-item>
          </text:list>
          <text:list text:style-name="a68">
            <text:list-item>
              <text:list text:style-name="a68">
                <text:list-item>
                  <text:list text:style-name="a68">
                    <text:list-item>
                      <text:p text:style-name="a67" text:class-names="" text:cond-style-name=""><text:span text:style-name="a66" text:class-names="">Troisièm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Cinquième niveau</text:span><text:span text:style-name="a73" text:class-names=""/></text:p>
                            </text:list-item>
                          </text:list>
                        </text:list-item>
                      </text:list>
                    </text:list-item>
                  </text:list>
                </text:list-item>
              </text:list>
            </text:list-item>
          </text:list>
        </draw:text-box>
        <svg:title/>
        <svg:desc/>
      </draw:frame>
      <draw:frame draw:id="id12" presentation:style-name="a81" draw:name="Espace réservé de la date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Espace réservé du pied de page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Espace réservé du numéro de diapositive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Titre-de-section" style:page-layout-name="pageLayout1" draw:style-name="a89">
      <draw:frame draw:id="id15" presentation:style-name="a93" draw:name="Titre 1" svg:x="0.90972in" svg:y="1.86979in" svg:width="11.5in" svg:height="3.11979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16" presentation:style-name="a97" draw:name="Espace réservé du texte 2" svg:x="0.90972in" svg:y="5.0191in" svg:width="11.5in" svg:height="1.64062in" presentation:class="outline" presentation:placeholder="false">
        <draw:text-box>
          <text:list text:style-name="a96">
            <text:list-item>
              <text:p text:style-name="a95" text:class-names="" text:cond-style-name=""><text:span text:style-name="a94" text:class-names="">Cliquez pour modifier les styles du texte du masque</text:span></text:p>
            </text:list-item>
          </text:list>
        </draw:text-box>
        <svg:title/>
        <svg:desc/>
      </draw:frame>
      <draw:frame draw:id="id17" presentation:style-name="a102" draw:name="Espace réservé de la date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Espace réservé du pied de page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Espace réservé du numéro de diapositive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Deux-contenus" style:page-layout-name="pageLayout1" draw:style-name="a110">
      <draw:frame draw:id="id20" presentation:style-name="a114" draw:name="Titre 1" svg:x="0.91667in" svg:y="0.39931in" svg:width="11.5in" svg:height="1.44965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21" presentation:style-name="a131" draw:name="Espace réservé du contenu 2" svg:x="0.91667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22" presentation:style-name="a148" draw:name="Espace réservé du contenu 3" svg:x="6.75in" svg:y="1.99653in" svg:width="5.66667in" svg:height="4.75868in" presentation:class="object" presentation:placeholder="false">
        <draw:text-box>
          <text:list text:style-name="a134">
            <text:list-item>
              <text:p text:style-name="a133" text:class-names="" text:cond-style-name=""><text:span text:style-name="a132" text:class-names="">Cliquez pour modifier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23" presentation:style-name="a153" draw:name="Espace réservé de la date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Espace réservé du pied de page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Espace réservé du numéro de diapositive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aison" style:page-layout-name="pageLayout1" draw:style-name="a161">
      <draw:frame draw:id="id26" presentation:style-name="a165" draw:name="Titre 1" svg:x="0.9184in" svg:y="0.39931in" svg:width="11.5in" svg:height="1.44965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27" presentation:style-name="a169" draw:name="Espace réservé du texte 2" svg:x="0.9184in" svg:y="1.83854in" svg:width="5.64062in" svg:height="0.90104in" presentation:class="outline" presentation:placeholder="false">
        <draw:text-box>
          <text:list text:style-name="a168">
            <text:list-item>
              <text:p text:style-name="a167" text:class-names="" text:cond-style-name=""><text:span text:style-name="a166" text:class-names="">Cliquez pour modifier les styles du texte du masque</text:span></text:p>
            </text:list-item>
          </text:list>
        </draw:text-box>
        <svg:title/>
        <svg:desc/>
      </draw:frame>
      <draw:frame draw:id="id28" presentation:style-name="a186" draw:name="Espace réservé du contenu 3" svg:x="0.9184in" svg:y="2.73958in" svg:width="5.64062in" svg:height="4.02951in" presentation:class="object" presentation:placeholder="false">
        <draw:text-box>
          <text:list text:style-name="a172">
            <text:list-item>
              <text:p text:style-name="a171" text:class-names="" text:cond-style-name=""><text:span text:style-name="a170" text:class-names="">Cliquez pour modifier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29" presentation:style-name="a190" draw:name="Espace réservé du texte 4" svg:x="6.75in" svg:y="1.83854in" svg:width="5.6684in" svg:height="0.90104in" presentation:class="outline" presentation:placeholder="false">
        <draw:text-box>
          <text:list text:style-name="a189">
            <text:list-item>
              <text:p text:style-name="a188" text:class-names="" text:cond-style-name=""><text:span text:style-name="a187" text:class-names="">Cliquez pour modifier les styles du texte du masque</text:span></text:p>
            </text:list-item>
          </text:list>
        </draw:text-box>
        <svg:title/>
        <svg:desc/>
      </draw:frame>
      <draw:frame draw:id="id30" presentation:style-name="a207" draw:name="Espace réservé du contenu 5" svg:x="6.75in" svg:y="2.73958in" svg:width="5.6684in" svg:height="4.02951in" presentation:class="object" presentation:placeholder="false">
        <draw:text-box>
          <text:list text:style-name="a193">
            <text:list-item>
              <text:p text:style-name="a192" text:class-names="" text:cond-style-name=""><text:span text:style-name="a191" text:class-names="">Cliquez pour modifier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1" presentation:style-name="a212" draw:name="Espace réservé de la date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Espace réservé du pied de page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Espace réservé du numéro de diapositive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re-seul" style:page-layout-name="pageLayout1" draw:style-name="a220">
      <draw:frame draw:id="id34" presentation:style-name="a224" draw:name="Titre 1" svg:x="0.91667in" svg:y="0.39931in" svg:width="11.5in" svg:height="1.44965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35" presentation:style-name="a229" draw:name="Espace réservé de la date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Espace réservé du pied de page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Espace réservé du numéro de diapositive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Vide" style:page-layout-name="pageLayout1" draw:style-name="a237">
      <draw:frame draw:id="id38" presentation:style-name="a242" draw:name="Espace réservé de la date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Espace réservé du pied de page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Espace réservé du numéro de diapositive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u-avec-légende" style:page-layout-name="pageLayout1" draw:style-name="a250">
      <draw:frame draw:id="id41" presentation:style-name="a254" draw:name="Titre 1" svg:x="0.9184in" svg:y="0.5in" svg:width="4.30035in" svg:height="1.75in" presentation:class="title" presentation:placeholder="false">
        <draw:text-box>
          <text:p text:style-name="a253" text:class-names="" text:cond-style-name=""><text:span text:style-name="a251" text:class-names="">Modifiez le style du titre</text:span><text:span text:style-name="a252" text:class-names=""/></text:p>
        </draw:text-box>
        <svg:title/>
        <svg:desc/>
      </draw:frame>
      <draw:frame draw:id="id42" presentation:style-name="a271" draw:name="Espace réservé du contenu 2" svg:x="5.6684in" svg:y="1.07986in" svg:width="6.75in" svg:height="5.32986in" presentation:class="object" presentation:placeholder="false">
        <draw:text-box>
          <text:list text:style-name="a257">
            <text:list-item>
              <text:p text:style-name="a256" text:class-names="" text:cond-style-name=""><text:span text:style-name="a255" text:class-names="">Cliquez pour modifier les styles du texte du masque</text:span></text:p>
            </text:list-item>
          </text:list>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43" presentation:style-name="a275" draw:name="Espace réservé du texte 3" svg:x="0.9184in" svg:y="2.25in" svg:width="4.30035in" svg:height="4.1684in" presentation:class="outline" presentation:placeholder="false">
        <draw:text-box>
          <text:list text:style-name="a274">
            <text:list-item>
              <text:p text:style-name="a273" text:class-names="" text:cond-style-name=""><text:span text:style-name="a272" text:class-names="">Cliquez pour modifier les styles du texte du masque</text:span></text:p>
            </text:list-item>
          </text:list>
        </draw:text-box>
        <svg:title/>
        <svg:desc/>
      </draw:frame>
      <draw:frame draw:id="id44" presentation:style-name="a280" draw:name="Espace réservé de la date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Espace réservé du pied de page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Espace réservé du numéro de diapositive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Image-avec-légende" style:page-layout-name="pageLayout1" draw:style-name="a288">
      <draw:frame draw:id="id47" presentation:style-name="a292" draw:name="Titre 1" svg:x="0.9184in" svg:y="0.5in" svg:width="4.30035in" svg:height="1.75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48" presentation:style-name="a295" draw:name="Espace réservé pour une imag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Espace réservé du texte 3" svg:x="0.9184in" svg:y="2.25in" svg:width="4.30035in" svg:height="4.1684in" presentation:class="outline" presentation:placeholder="false">
        <draw:text-box>
          <text:list text:style-name="a298">
            <text:list-item>
              <text:p text:style-name="a297" text:class-names="" text:cond-style-name=""><text:span text:style-name="a296" text:class-names="">Cliquez pour modifier les styles du texte du masque</text:span></text:p>
            </text:list-item>
          </text:list>
        </draw:text-box>
        <svg:title/>
        <svg:desc/>
      </draw:frame>
      <draw:frame draw:id="id50" presentation:style-name="a304" draw:name="Espace réservé de la date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Espace réservé du pied de page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Espace réservé du numéro de diapositive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re-et-texte-vertical" style:page-layout-name="pageLayout1" draw:style-name="a312">
      <draw:frame draw:id="id53" presentation:style-name="a316" draw:name="Titre 1" svg:x="0.91667in" svg:y="0.39931in" svg:width="11.5in" svg:height="1.44965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54" presentation:style-name="a333" draw:name="Espace réservé du texte vertical 2" svg:x="0.91667in" svg:y="1.99653in" svg:width="11.5in" svg:height="4.75868in" presentation:class="outline" presentation:placeholder="false">
        <draw:text-box>
          <text:list text:style-name="a319">
            <text:list-item>
              <text:p text:style-name="a318" text:class-names="" text:cond-style-name=""><text:span text:style-name="a317" text:class-names="">Cliquez pour modifier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55" presentation:style-name="a338" draw:name="Espace réservé de la date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Espace réservé du pied de page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Espace réservé du numéro de diapositive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Titre-vertical-et-texte" style:page-layout-name="pageLayout1" draw:style-name="a346">
      <draw:frame draw:id="id58" presentation:style-name="a350" draw:name="Titre vertical 1" svg:x="9.54167in" svg:y="0.39931in" svg:width="2.875in" svg:height="6.3559in" presentation:class="title" presentation:placeholder="false">
        <draw:text-box>
          <text:p text:style-name="a349" text:class-names="" text:cond-style-name=""><text:span text:style-name="a347" text:class-names="">Modifiez le style du titre</text:span><text:span text:style-name="a348" text:class-names=""/></text:p>
        </draw:text-box>
        <svg:title/>
        <svg:desc/>
      </draw:frame>
      <draw:frame draw:id="id59" presentation:style-name="a367" draw:name="Espace réservé du texte vertical 2" svg:x="0.91667in" svg:y="0.39931in" svg:width="8.45833in" svg:height="6.3559in" presentation:class="outline" presentation:placeholder="false">
        <draw:text-box>
          <text:list text:style-name="a353">
            <text:list-item>
              <text:p text:style-name="a352" text:class-names="" text:cond-style-name=""><text:span text:style-name="a351" text:class-names="">Cliquez pour modifier les styles du texte du masque</text:span></text:p>
            </text:list-item>
          </text:list>
          <text:list text:style-name="a356">
            <text:list-item>
              <text:list text:style-name="a356">
                <text:list-item>
                  <text:p text:style-name="a355" text:class-names="" text:cond-style-name=""><text:span text:style-name="a354" text:class-names="">Deuxième niveau</text:span></text:p>
                </text:list-item>
              </text:list>
            </text:list-item>
          </text:list>
          <text:list text:style-name="a359">
            <text:list-item>
              <text:list text:style-name="a359">
                <text:list-item>
                  <text:list text:style-name="a359">
                    <text:list-item>
                      <text:p text:style-name="a358" text:class-names="" text:cond-style-name=""><text:span text:style-name="a357" text:class-names="">Troisième niveau</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Cinquième niveau</text:span><text:span text:style-name="a364" text:class-names=""/></text:p>
                            </text:list-item>
                          </text:list>
                        </text:list-item>
                      </text:list>
                    </text:list-item>
                  </text:list>
                </text:list-item>
              </text:list>
            </text:list-item>
          </text:list>
        </draw:text-box>
        <svg:title/>
        <svg:desc/>
      </draw:frame>
      <draw:frame draw:id="id60" presentation:style-name="a372" draw:name="Espace réservé de la date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Espace réservé du pied de page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Espace réservé du numéro de diapositive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gor</meta:initial-creator>
    <dc:creator>gor</dc:creator>
    <meta:creation-date>2023-03-05T22:40:05Z</meta:creation-date>
    <dc:date>2023-03-05T22:40:14Z</dc:date>
    <meta:editing-cycles>1</meta:editing-cycles>
    <meta:editing-duration>PT8S</meta:editing-duration>
    <meta:document-statistic meta:paragraph-count="11" meta:word-count="362"/>
  </office:meta>
</office:document-meta>
</file>